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839628670485" calcext:value-type="float">
            <text:p>912.8396286705</text:p>
          </table:table-cell>
          <table:table-cell/>
          <table:table-cell table:style-name="ce3" office:value-type="float" office:value="912.839628670485" calcext:value-type="float">
            <text:p>912.8396286705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839628670485" calcext:value-type="float">
            <text:p>912.8396286705</text:p>
          </table:table-cell>
          <table:table-cell/>
          <table:table-cell table:style-name="ce4" table:formula="of:=[.F21]" office:value-type="float" office:value="912.839628670485" calcext:value-type="float">
            <text:p>912.8396286705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1.77456923674" calcext:value-type="float">
            <text:p>3291.7745692367</text:p>
          </table:table-cell>
          <table:table-cell/>
          <table:table-cell table:style-name="ce3" office:value-type="float" office:value="3291.77456923674" calcext:value-type="float">
            <text:p>3291.7745692367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91.77456923674" calcext:value-type="float">
            <text:p>3291.7745692367</text:p>
          </table:table-cell>
          <table:table-cell/>
          <table:table-cell table:style-name="ce4" table:formula="of:=[.F22]" office:value-type="float" office:value="3291.77456923674" calcext:value-type="float">
            <text:p>3291.7745692367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320064204027" calcext:value-type="float">
            <text:p>-0.2333200642</text:p>
          </table:table-cell>
          <table:table-cell/>
          <table:table-cell table:style-name="ce4" table:formula="of:=[.F24]" office:value-type="float" office:value="-0.233320064204027" calcext:value-type="float">
            <text:p>-0.2333200642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7053804253941" calcext:value-type="float">
            <text:p>0.0647053804</text:p>
          </table:table-cell>
          <table:table-cell/>
          <table:table-cell table:style-name="ce4" table:formula="of:=[.F25]" office:value-type="float" office:value="0.0647053804253941" calcext:value-type="float">
            <text:p>0.0647053804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839628670485" calcext:value-type="float">
            <text:p>912.8396286705</text:p>
          </table:table-cell>
          <table:table-cell/>
          <table:table-cell table:style-name="ce3" office:value-type="float" office:value="912.839628670485" calcext:value-type="float">
            <text:p>912.8396286705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839628670485" calcext:value-type="float">
            <text:p>912.8396286705</text:p>
          </table:table-cell>
          <table:table-cell/>
          <table:table-cell table:style-name="ce4" table:formula="of:=[.F33]" office:value-type="float" office:value="912.839628670485" calcext:value-type="float">
            <text:p>912.8396286705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1.77456923674" calcext:value-type="float">
            <text:p>3291.7745692367</text:p>
          </table:table-cell>
          <table:table-cell/>
          <table:table-cell table:style-name="ce3" office:value-type="float" office:value="3291.77456923674" calcext:value-type="float">
            <text:p>3291.7745692367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91.77456923674" calcext:value-type="float">
            <text:p>3291.7745692367</text:p>
          </table:table-cell>
          <table:table-cell/>
          <table:table-cell table:style-name="ce4" table:formula="of:=[.F34]" office:value-type="float" office:value="3291.77456923674" calcext:value-type="float">
            <text:p>3291.7745692367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320064204027" calcext:value-type="float">
            <text:p>-0.2333200642</text:p>
          </table:table-cell>
          <table:table-cell/>
          <table:table-cell table:style-name="ce4" table:formula="of:=[.F36]" office:value-type="float" office:value="-0.233320064204027" calcext:value-type="float">
            <text:p>-0.2333200642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7053804253941" calcext:value-type="float">
            <text:p>0.0647053804</text:p>
          </table:table-cell>
          <table:table-cell/>
          <table:table-cell table:style-name="ce4" table:formula="of:=[.F37]" office:value-type="float" office:value="0.0647053804253941" calcext:value-type="float">
            <text:p>0.0647053804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839628670485" calcext:value-type="float">
            <text:p>912.8396286705</text:p>
          </table:table-cell>
          <table:table-cell/>
          <table:table-cell table:style-name="ce3" office:value-type="float" office:value="912.839628670485" calcext:value-type="float">
            <text:p>912.8396286705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839628670485" calcext:value-type="float">
            <text:p>912.8396286705</text:p>
          </table:table-cell>
          <table:table-cell/>
          <table:table-cell table:style-name="ce4" table:formula="of:=[.F21]" office:value-type="float" office:value="912.839628670485" calcext:value-type="float">
            <text:p>912.8396286705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1.77456923674" calcext:value-type="float">
            <text:p>3291.7745692367</text:p>
          </table:table-cell>
          <table:table-cell/>
          <table:table-cell table:style-name="ce3" office:value-type="float" office:value="3291.77456923674" calcext:value-type="float">
            <text:p>3291.7745692367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91.77456923674" calcext:value-type="float">
            <text:p>3291.7745692367</text:p>
          </table:table-cell>
          <table:table-cell/>
          <table:table-cell table:style-name="ce4" table:formula="of:=[.F22]" office:value-type="float" office:value="3291.77456923674" calcext:value-type="float">
            <text:p>3291.7745692367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3320064204027" calcext:value-type="float">
            <text:p>-0.2333200642</text:p>
          </table:table-cell>
          <table:table-cell/>
          <table:table-cell table:style-name="ce4" table:formula="of:=[.F24]" office:value-type="float" office:value="-0.233320064204027" calcext:value-type="float">
            <text:p>-0.2333200642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47053804253941" calcext:value-type="float">
            <text:p>0.0647053804</text:p>
          </table:table-cell>
          <table:table-cell/>
          <table:table-cell table:style-name="ce4" table:formula="of:=[.F25]" office:value-type="float" office:value="0.0647053804253941" calcext:value-type="float">
            <text:p>0.0647053804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839628670485" calcext:value-type="float">
            <text:p>912.8396286705</text:p>
          </table:table-cell>
          <table:table-cell/>
          <table:table-cell table:style-name="ce3" office:value-type="float" office:value="912.839628670485" calcext:value-type="float">
            <text:p>912.8396286705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839628670485" calcext:value-type="float">
            <text:p>912.8396286705</text:p>
          </table:table-cell>
          <table:table-cell/>
          <table:table-cell table:style-name="ce4" table:formula="of:=[.F45]" office:value-type="float" office:value="912.839628670485" calcext:value-type="float">
            <text:p>912.8396286705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1.77456923674" calcext:value-type="float">
            <text:p>3291.7745692367</text:p>
          </table:table-cell>
          <table:table-cell/>
          <table:table-cell table:style-name="ce3" office:value-type="float" office:value="3291.77456923674" calcext:value-type="float">
            <text:p>3291.7745692367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91.77456923674" calcext:value-type="float">
            <text:p>3291.7745692367</text:p>
          </table:table-cell>
          <table:table-cell/>
          <table:table-cell table:style-name="ce4" table:formula="of:=[.F46]" office:value-type="float" office:value="3291.77456923674" calcext:value-type="float">
            <text:p>3291.7745692367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320064204027" calcext:value-type="float">
            <text:p>-0.2333200642</text:p>
          </table:table-cell>
          <table:table-cell/>
          <table:table-cell table:style-name="ce4" table:formula="of:=[.F48]" office:value-type="float" office:value="-0.233320064204027" calcext:value-type="float">
            <text:p>-0.2333200642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7053804253941" calcext:value-type="float">
            <text:p>0.0647053804</text:p>
          </table:table-cell>
          <table:table-cell/>
          <table:table-cell table:style-name="ce4" table:formula="of:=[.F49]" office:value-type="float" office:value="0.0647053804253941" calcext:value-type="float">
            <text:p>0.0647053804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839628670485" calcext:value-type="float">
            <text:p>912.8396286705</text:p>
          </table:table-cell>
          <table:table-cell/>
          <table:table-cell table:style-name="ce4" table:formula="of:=[.F33]" office:value-type="float" office:value="912.839628670485" calcext:value-type="float">
            <text:p>912.8396286705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91.77456923674" calcext:value-type="float">
            <text:p>3291.7745692367</text:p>
          </table:table-cell>
          <table:table-cell/>
          <table:table-cell table:style-name="ce4" table:formula="of:=[.F34]" office:value-type="float" office:value="3291.77456923674" calcext:value-type="float">
            <text:p>3291.7745692367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3320064204027" calcext:value-type="float">
            <text:p>-0.2333200642</text:p>
          </table:table-cell>
          <table:table-cell/>
          <table:table-cell table:style-name="ce4" table:formula="of:=[.F36]" office:value-type="float" office:value="-0.233320064204027" calcext:value-type="float">
            <text:p>-0.2333200642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47053804253941" calcext:value-type="float">
            <text:p>0.0647053804</text:p>
          </table:table-cell>
          <table:table-cell/>
          <table:table-cell table:style-name="ce4" table:formula="of:=[.F37]" office:value-type="float" office:value="0.0647053804253941" calcext:value-type="float">
            <text:p>0.0647053804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839628670485" calcext:value-type="float">
            <text:p>912.8396286705</text:p>
          </table:table-cell>
          <table:table-cell/>
          <table:table-cell table:style-name="ce4" table:formula="of:=[.F21]" office:value-type="float" office:value="912.839628670485" calcext:value-type="float">
            <text:p>912.8396286705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91.77456923674" calcext:value-type="float">
            <text:p>3291.7745692367</text:p>
          </table:table-cell>
          <table:table-cell/>
          <table:table-cell table:style-name="ce4" table:formula="of:=[.F22]" office:value-type="float" office:value="3291.77456923674" calcext:value-type="float">
            <text:p>3291.7745692367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3320064204027" calcext:value-type="float">
            <text:p>-0.2333200642</text:p>
          </table:table-cell>
          <table:table-cell/>
          <table:table-cell table:style-name="ce4" table:formula="of:=[.F24]" office:value-type="float" office:value="-0.233320064204027" calcext:value-type="float">
            <text:p>-0.2333200642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47053804253941" calcext:value-type="float">
            <text:p>0.0647053804</text:p>
          </table:table-cell>
          <table:table-cell/>
          <table:table-cell table:style-name="ce4" table:formula="of:=[.F25]" office:value-type="float" office:value="0.0647053804253941" calcext:value-type="float">
            <text:p>0.0647053804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2227984252" calcext:value-type="float">
            <text:p>866.2222798425</text:p>
          </table:table-cell>
          <table:table-cell/>
          <table:table-cell table:style-name="ce3" office:value-type="float" office:value="866.222279842546" calcext:value-type="float">
            <text:p>866.2222798425</text:p>
          </table:table-cell>
          <table:table-cell/>
          <table:table-cell table:formula="of:=[.D9]/[.F9]" office:value-type="float" office:value="0.99999999999997" calcext:value-type="float">
            <text:p>1</text:p>
          </table:table-cell>
          <table:table-cell table:formula="of:=[.D9]-[.F9]" office:value-type="float" office:value="-0.0000000000259205990005285" calcext:value-type="float">
            <text:p>-2.59205990005285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66.222279842546" calcext:value-type="float">
            <text:p>866.2222798425</text:p>
          </table:table-cell>
          <table:table-cell/>
          <table:table-cell table:style-name="ce4" table:formula="of:=[.F21]" office:value-type="float" office:value="866.22227984252" calcext:value-type="float">
            <text:p>866.2222798425</text:p>
          </table:table-cell>
          <table:table-cell/>
          <table:table-cell table:formula="of:=[.M9]/[.O9]" office:value-type="float" office:value="1.00000000000003" calcext:value-type="float">
            <text:p>1</text:p>
          </table:table-cell>
          <table:table-cell table:formula="of:=[.M9]-[.O9]" office:value-type="float" office:value="0.0000000000259205990005285" calcext:value-type="float">
            <text:p>2.5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04.70270424573" calcext:value-type="float">
            <text:p>3304.7027042457</text:p>
          </table:table-cell>
          <table:table-cell/>
          <table:table-cell table:style-name="ce3" office:value-type="float" office:value="3304.70270424575" calcext:value-type="float">
            <text:p>3304.7027042458</text:p>
          </table:table-cell>
          <table:table-cell/>
          <table:table-cell table:formula="of:=[.D10]/[.F10]" office:value-type="float" office:value="0.999999999999994" calcext:value-type="float">
            <text:p>1</text:p>
          </table:table-cell>
          <table:table-cell table:formula="of:=[.D10]-[.F10]" office:value-type="float" office:value="-0.0000000000200088834390044" calcext:value-type="float">
            <text:p>-2.0008883439004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04.70270424575" calcext:value-type="float">
            <text:p>3304.7027042458</text:p>
          </table:table-cell>
          <table:table-cell/>
          <table:table-cell table:style-name="ce4" table:formula="of:=[.F22]" office:value-type="float" office:value="3304.70270424573" calcext:value-type="float">
            <text:p>3304.7027042457</text:p>
          </table:table-cell>
          <table:table-cell/>
          <table:table-cell table:formula="of:=[.M10]/[.O10]" office:value-type="float" office:value="1.00000000000001" calcext:value-type="float">
            <text:p>1</text:p>
          </table:table-cell>
          <table:table-cell table:formula="of:=[.M10]-[.O10]" office:value-type="float" office:value="0.0000000000200088834390044" calcext:value-type="float">
            <text:p>2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320064204027" calcext:value-type="float">
            <text:p>-0.2333200642</text:p>
          </table:table-cell>
          <table:table-cell/>
          <table:table-cell table:style-name="ce4" table:formula="of:=[.F24]" office:value-type="float" office:value="-0.233320064204027" calcext:value-type="float">
            <text:p>-0.2333200642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7053804253941" calcext:value-type="float">
            <text:p>0.0647053804</text:p>
          </table:table-cell>
          <table:table-cell/>
          <table:table-cell table:style-name="ce4" table:formula="of:=[.F25]" office:value-type="float" office:value="0.0647053804253941" calcext:value-type="float">
            <text:p>0.0647053804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2227984252" calcext:value-type="float">
            <text:p>866.2222798425</text:p>
          </table:table-cell>
          <table:table-cell/>
          <table:table-cell table:style-name="ce3" office:value-type="float" office:value="866.22227984252" calcext:value-type="float">
            <text:p>866.2222798425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66.222279842546" calcext:value-type="float">
            <text:p>866.2222798425</text:p>
          </table:table-cell>
          <table:table-cell/>
          <table:table-cell table:style-name="ce4" table:formula="of:=[.F33]" office:value-type="float" office:value="866.22227984252" calcext:value-type="float">
            <text:p>866.2222798425</text:p>
          </table:table-cell>
          <table:table-cell/>
          <table:table-cell table:formula="of:=[.M21]/[.O21]" office:value-type="float" office:value="1.00000000000003" calcext:value-type="float">
            <text:p>1</text:p>
          </table:table-cell>
          <table:table-cell table:formula="of:=[.M21]-[.O21]" office:value-type="float" office:value="0.0000000000259205990005285" calcext:value-type="float">
            <text:p>2.5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04.70270424573" calcext:value-type="float">
            <text:p>3304.7027042457</text:p>
          </table:table-cell>
          <table:table-cell/>
          <table:table-cell table:style-name="ce3" office:value-type="float" office:value="3304.70270424573" calcext:value-type="float">
            <text:p>3304.7027042457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04.70270424575" calcext:value-type="float">
            <text:p>3304.7027042458</text:p>
          </table:table-cell>
          <table:table-cell/>
          <table:table-cell table:style-name="ce4" table:formula="of:=[.F34]" office:value-type="float" office:value="3304.70270424573" calcext:value-type="float">
            <text:p>3304.7027042457</text:p>
          </table:table-cell>
          <table:table-cell/>
          <table:table-cell table:formula="of:=[.M22]/[.O22]" office:value-type="float" office:value="1.00000000000001" calcext:value-type="float">
            <text:p>1</text:p>
          </table:table-cell>
          <table:table-cell table:formula="of:=[.M22]-[.O22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320064204027" calcext:value-type="float">
            <text:p>-0.2333200642</text:p>
          </table:table-cell>
          <table:table-cell/>
          <table:table-cell table:style-name="ce4" table:formula="of:=[.F36]" office:value-type="float" office:value="-0.233320064204027" calcext:value-type="float">
            <text:p>-0.2333200642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7053804253941" calcext:value-type="float">
            <text:p>0.0647053804</text:p>
          </table:table-cell>
          <table:table-cell/>
          <table:table-cell table:style-name="ce4" table:formula="of:=[.F37]" office:value-type="float" office:value="0.0647053804253941" calcext:value-type="float">
            <text:p>0.0647053804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2227984252" calcext:value-type="float">
            <text:p>866.2222798425</text:p>
          </table:table-cell>
          <table:table-cell/>
          <table:table-cell table:style-name="ce3" office:value-type="float" office:value="866.22227984252" calcext:value-type="float">
            <text:p>866.2222798425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2227984252" calcext:value-type="float">
            <text:p>866.2222798425</text:p>
          </table:table-cell>
          <table:table-cell/>
          <table:table-cell table:style-name="ce4" table:formula="of:=[.F21]" office:value-type="float" office:value="866.22227984252" calcext:value-type="float">
            <text:p>866.2222798425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04.70270424573" calcext:value-type="float">
            <text:p>3304.7027042457</text:p>
          </table:table-cell>
          <table:table-cell/>
          <table:table-cell table:style-name="ce3" office:value-type="float" office:value="3304.70270424573" calcext:value-type="float">
            <text:p>3304.7027042457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04.70270424573" calcext:value-type="float">
            <text:p>3304.7027042457</text:p>
          </table:table-cell>
          <table:table-cell/>
          <table:table-cell table:style-name="ce4" table:formula="of:=[.F22]" office:value-type="float" office:value="3304.70270424573" calcext:value-type="float">
            <text:p>3304.7027042457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3320064204027" calcext:value-type="float">
            <text:p>-0.2333200642</text:p>
          </table:table-cell>
          <table:table-cell/>
          <table:table-cell table:style-name="ce4" table:formula="of:=[.F24]" office:value-type="float" office:value="-0.233320064204027" calcext:value-type="float">
            <text:p>-0.2333200642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47053804253941" calcext:value-type="float">
            <text:p>0.0647053804</text:p>
          </table:table-cell>
          <table:table-cell/>
          <table:table-cell table:style-name="ce4" table:formula="of:=[.F25]" office:value-type="float" office:value="0.0647053804253941" calcext:value-type="float">
            <text:p>0.0647053804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2227984252" calcext:value-type="float">
            <text:p>866.2222798425</text:p>
          </table:table-cell>
          <table:table-cell/>
          <table:table-cell table:style-name="ce3" office:value-type="float" office:value="866.22227984252" calcext:value-type="float">
            <text:p>866.2222798425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66.222279842546" calcext:value-type="float">
            <text:p>866.2222798425</text:p>
          </table:table-cell>
          <table:table-cell/>
          <table:table-cell table:style-name="ce4" table:formula="of:=[.F45]" office:value-type="float" office:value="866.22227984252" calcext:value-type="float">
            <text:p>866.2222798425</text:p>
          </table:table-cell>
          <table:table-cell/>
          <table:table-cell table:formula="of:=[.M45]/[.O45]" office:value-type="float" office:value="1.00000000000003" calcext:value-type="float">
            <text:p>1</text:p>
          </table:table-cell>
          <table:table-cell table:formula="of:=[.M45]-[.O45]" office:value-type="float" office:value="0.0000000000259205990005285" calcext:value-type="float">
            <text:p>2.5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04.70270424573" calcext:value-type="float">
            <text:p>3304.7027042457</text:p>
          </table:table-cell>
          <table:table-cell/>
          <table:table-cell table:style-name="ce3" office:value-type="float" office:value="3304.70270424573" calcext:value-type="float">
            <text:p>3304.7027042457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04.70270424575" calcext:value-type="float">
            <text:p>3304.7027042458</text:p>
          </table:table-cell>
          <table:table-cell/>
          <table:table-cell table:style-name="ce4" table:formula="of:=[.F46]" office:value-type="float" office:value="3304.70270424573" calcext:value-type="float">
            <text:p>3304.7027042457</text:p>
          </table:table-cell>
          <table:table-cell/>
          <table:table-cell table:formula="of:=[.M46]/[.O46]" office:value-type="float" office:value="1.00000000000001" calcext:value-type="float">
            <text:p>1</text:p>
          </table:table-cell>
          <table:table-cell table:formula="of:=[.M46]-[.O46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320064204027" calcext:value-type="float">
            <text:p>-0.2333200642</text:p>
          </table:table-cell>
          <table:table-cell/>
          <table:table-cell table:style-name="ce3" office:value-type="float" office:value="-0.233320064204027" calcext:value-type="float">
            <text:p>-0.2333200642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320064204027" calcext:value-type="float">
            <text:p>-0.2333200642</text:p>
          </table:table-cell>
          <table:table-cell/>
          <table:table-cell table:style-name="ce4" table:formula="of:=[.F48]" office:value-type="float" office:value="-0.233320064204027" calcext:value-type="float">
            <text:p>-0.2333200642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7053804253941" calcext:value-type="float">
            <text:p>0.0647053804</text:p>
          </table:table-cell>
          <table:table-cell/>
          <table:table-cell table:style-name="ce3" office:value-type="float" office:value="0.0647053804253941" calcext:value-type="float">
            <text:p>0.0647053804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7053804253941" calcext:value-type="float">
            <text:p>0.0647053804</text:p>
          </table:table-cell>
          <table:table-cell/>
          <table:table-cell table:style-name="ce4" table:formula="of:=[.F49]" office:value-type="float" office:value="0.0647053804253941" calcext:value-type="float">
            <text:p>0.0647053804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2227984252" calcext:value-type="float">
            <text:p>866.2222798425</text:p>
          </table:table-cell>
          <table:table-cell/>
          <table:table-cell table:style-name="ce4" table:formula="of:=[.F33]" office:value-type="float" office:value="866.22227984252" calcext:value-type="float">
            <text:p>866.2222798425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04.70270424573" calcext:value-type="float">
            <text:p>3304.7027042457</text:p>
          </table:table-cell>
          <table:table-cell/>
          <table:table-cell table:style-name="ce4" table:formula="of:=[.F34]" office:value-type="float" office:value="3304.70270424573" calcext:value-type="float">
            <text:p>3304.7027042457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3320064204027" calcext:value-type="float">
            <text:p>-0.2333200642</text:p>
          </table:table-cell>
          <table:table-cell/>
          <table:table-cell table:style-name="ce4" table:formula="of:=[.F36]" office:value-type="float" office:value="-0.233320064204027" calcext:value-type="float">
            <text:p>-0.2333200642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47053804253941" calcext:value-type="float">
            <text:p>0.0647053804</text:p>
          </table:table-cell>
          <table:table-cell/>
          <table:table-cell table:style-name="ce4" table:formula="of:=[.F37]" office:value-type="float" office:value="0.0647053804253941" calcext:value-type="float">
            <text:p>0.0647053804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2227984252" calcext:value-type="float">
            <text:p>866.2222798425</text:p>
          </table:table-cell>
          <table:table-cell/>
          <table:table-cell table:style-name="ce4" table:formula="of:=[.F21]" office:value-type="float" office:value="866.22227984252" calcext:value-type="float">
            <text:p>866.2222798425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04.70270424573" calcext:value-type="float">
            <text:p>3304.7027042457</text:p>
          </table:table-cell>
          <table:table-cell/>
          <table:table-cell table:style-name="ce4" table:formula="of:=[.F22]" office:value-type="float" office:value="3304.70270424573" calcext:value-type="float">
            <text:p>3304.7027042457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3320064204027" calcext:value-type="float">
            <text:p>-0.2333200642</text:p>
          </table:table-cell>
          <table:table-cell/>
          <table:table-cell table:style-name="ce4" table:formula="of:=[.F24]" office:value-type="float" office:value="-0.233320064204027" calcext:value-type="float">
            <text:p>-0.2333200642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47053804253941" calcext:value-type="float">
            <text:p>0.0647053804</text:p>
          </table:table-cell>
          <table:table-cell/>
          <table:table-cell table:style-name="ce4" table:formula="of:=[.F25]" office:value-type="float" office:value="0.0647053804253941" calcext:value-type="float">
            <text:p>0.0647053804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1T10:54:41.719839778</dc:date>
    <dc:creator>Stacha Petrovic</dc:creator>
    <meta:editing-duration>P6DT9H41M7S</meta:editing-duration>
    <meta:editing-cycles>98</meta:editing-cycles>
    <meta:document-statistic meta:table-count="4" meta:cell-count="1548" meta:object-count="0"/>
    <meta:user-defined meta:name="qrichtext">1</meta:user-defined>
  </office:meta>
</office:document-meta>
</file>